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P1" style:family="paragraph" style:parent-style-name="Heading_20_3">
      <style:paragraph-properties fo:margin-top="0in" fo:margin-bottom="0in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2" style:family="paragraph" style:parent-style-name="Text_20_body">
      <style:paragraph-properties fo:margin-top="0in" fo:margin-bottom="0in" style:contextual-spacing="false" fo:line-height="120%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6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2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6" style:family="paragraph" style:parent-style-name="Text_20_body" style:list-style-name="L7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7" style:family="paragraph" style:parent-style-name="Text_20_body" style:list-style-name="L8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8" style:family="paragraph" style:parent-style-name="Text_20_body" style:list-style-name="L9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9" style:family="paragraph" style:parent-style-name="Text_20_body" style:list-style-name="L10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0" style:family="paragraph" style:parent-style-name="Text_20_body" style:list-style-name="L14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1" style:family="paragraph" style:parent-style-name="Text_20_body" style:list-style-name="L11">
      <loext:graphic-properties draw:fill="none" draw:fill-color="#ffffff"/>
      <style:paragraph-properties fo:margin-top="0in" fo:margin-bottom="0in" style:contextual-spacing="false" fo:line-height="120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8"/>
    <style:style style:name="P26" style:family="paragraph" style:parent-style-name="Text_20_body" style:list-style-name="L19"/>
    <style:style style:name="P27" style:family="paragraph" style:parent-style-name="Text_20_body" style:list-style-name="L20"/>
    <style:style style:name="T1" style:family="text">
      <style:text-properties style:font-name="Arial" fo:font-size="13pt" fo:font-style="normal" fo:font-weight="bold"/>
    </style:style>
    <style:style style:name="T2" style:family="text">
      <style:text-properties fo:background-color="transparent" loext:char-shading-value="0"/>
    </style:style>
    <style:style style:name="T3" style:family="text">
      <style:text-properties fo:color="#188038" loext:opacity="100%" style:font-name="Roboto Mono" fo:background-color="transparent" loext:char-shading-value="0"/>
    </style:style>
    <style:style style:name="T4" style:family="text"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style="italic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840536da-7fff-d462-8dac-fea55c488422"/></text:p>
      <text:h text:style-name="P1" text:outline-level="3">🔴 <text:span text:style-name="T1">1. Comandi non validi o inesistenti</text:span></text:h>
      <text:list xml:id="list2984155798" text:style-name="L1">
        <text:list-item>
          <text:p text:style-name="P5">foobarbaz</text:p>
        </text:list-item>
        <text:list-item>
          <text:p text:style-name="P5">xyz --wrong-option</text:p>
        </text:list-item>
        <text:list-item>
          <text:p text:style-name="P5">/non/esiste/programma</text:p>
        </text:list-item>
      </text:list>
      <text:p text:style-name="P2"><text:span text:style-name="T5">👉 </text:span><text:span text:style-name="T7">Output atteso:</text:span><text:span text:style-name="T6"> </text:span><text:span text:style-name="T4">command not found</text:span><text:span text:style-name="T6"> </text:span><text:span text:style-name="T8">oppure errore simile.</text:span></text:p>
      <text:p text:style-name="Horizontal_20_Line"/>
      <text:h text:style-name="P1" text:outline-level="3">🔴 <text:span text:style-name="T1">2. File/Directory non trovati</text:span></text:h>
      <text:list xml:id="list739360565" text:style-name="L2">
        <text:list-item>
          <text:p text:style-name="P6">cat file_che_non_esiste.txt</text:p>
        </text:list-item>
        <text:list-item>
          <text:p text:style-name="P6">cd /cartella/fantasma</text:p>
        </text:list-item>
        <text:list-item>
          <text:p text:style-name="P6">ls cartella_non_presente/</text:p>
        </text:list-item>
      </text:list>
      <text:p text:style-name="P2"><text:span text:style-name="T5">👉 </text:span><text:span text:style-name="T7">Output atteso:</text:span><text:span text:style-name="T6"> </text:span><text:span text:style-name="T4">No such file or directory</text:span></text:p>
      <text:p text:style-name="Horizontal_20_Line"/>
      <text:h text:style-name="P1" text:outline-level="3">🔴 <text:span text:style-name="T1">3. Permessi negati</text:span></text:h>
      <text:list xml:id="list10200626" text:style-name="L3">
        <text:list-item>
          <text:p text:style-name="P15"><text:span text:style-name="T3">./script_senza_permessi.sh</text:span><text:span text:style-name="T2"> (dove </text:span><text:span text:style-name="T3">script_senza_permessi.sh</text:span><text:span text:style-name="T2"> non ha permesso di esecuzione)</text:span></text:p>
        </text:list-item>
        <text:list-item>
          <text:p text:style-name="P7">&gt; /etc/passwd</text:p>
        </text:list-item>
      </text:list>
      <text:p text:style-name="P2"><text:span text:style-name="T5">👉 </text:span><text:span text:style-name="T7">Output atteso:</text:span><text:span text:style-name="T6"> </text:span><text:span text:style-name="T4">Permission denied</text:span></text:p>
      <text:p text:style-name="Horizontal_20_Line"/>
      <text:h text:style-name="P1" text:outline-level="3">🔴 <text:span text:style-name="T1">4. Errori di sintassi nei comandi</text:span></text:h>
      <text:list xml:id="list1853153654" text:style-name="L4">
        <text:list-item>
          <text:p text:style-name="P8">ls | | grep foo</text:p>
        </text:list-item>
        <text:list-item>
          <text:p text:style-name="P8">cat &lt;&lt;</text:p>
        </text:list-item>
        <text:list-item>
          <text:p text:style-name="P8">&gt; &gt; file</text:p>
        </text:list-item>
        <text:list-item>
          <text:p text:style-name="P8">echo "ciao</text:p>
        </text:list-item>
        <text:list-item>
          <text:p text:style-name="P8">cd &amp;&amp; &amp;&amp; ls</text:p>
        </text:list-item>
      </text:list>
      <text:p text:style-name="P2"><text:span text:style-name="T5">👉 </text:span><text:span text:style-name="T7">Output atteso:</text:span><text:span text:style-name="T6"> </text:span><text:span text:style-name="T8">errore di parsing, tipo </text:span><text:span text:style-name="T4">syntax error near unexpected token</text:span></text:p>
      <text:p text:style-name="Horizontal_20_Line"/>
      <text:h text:style-name="P1" text:outline-level="3">🔴 <text:span text:style-name="T1">5. Redirezioni malformate</text:span></text:h>
      <text:list xml:id="list1984099069" text:style-name="L5">
        <text:list-item>
          <text:p text:style-name="P9">ls &gt;</text:p>
        </text:list-item>
        <text:list-item>
          <text:p text:style-name="P9">cat &lt;</text:p>
        </text:list-item>
        <text:list-item>
          <text:p text:style-name="P9">echo ciao &gt;&gt;</text:p>
        </text:list-item>
        <text:list-item>
          <text:p text:style-name="P9">ls &gt; &gt; file.txt</text:p>
        </text:list-item>
      </text:list>
      <text:p text:style-name="P2"><text:span text:style-name="T5">👉 </text:span><text:span text:style-name="T7">Output atteso:</text:span><text:span text:style-name="T6"> </text:span><text:span text:style-name="T8">errore di redirezione mancante o malformata.</text:span></text:p>
      <text:p text:style-name="Horizontal_20_Line"/>
      <text:h text:style-name="P1" text:outline-level="3">🔴 <text:span text:style-name="T1">6. Pipeline malformate</text:span></text:h>
      <text:list xml:id="list3957089862" text:style-name="L6">
        <text:list-item>
          <text:p text:style-name="P10">| ls</text:p>
        </text:list-item>
        <text:list-item>
          <text:p text:style-name="P10">ls |</text:p>
        </text:list-item>
        <text:list-item>
          <text:p text:style-name="P10">| | |</text:p>
        </text:list-item>
      </text:list>
      <text:p text:style-name="P2"><text:span text:style-name="T5">👉 </text:span><text:span text:style-name="T7">Output atteso:</text:span><text:span text:style-name="T6"> </text:span><text:span text:style-name="T8">errore di sintassi/pipeline.</text:span></text:p>
      <text:p text:style-name="Horizontal_20_Line"/>
      <text:h text:style-name="P1" text:outline-level="3">🔴 <text:span text:style-name="T1">7. Here-document malformati</text:span></text:h>
      <text:list xml:id="list1242375366" text:style-name="L7">
        <text:list-item>
          <text:p text:style-name="P16"><text:span text:style-name="T3">cat &lt;&lt; EOF</text:span><text:span text:style-name="T2"> senza EOF di chiusura</text:span></text:p>
        </text:list-item>
        <text:list-item>
          <text:p text:style-name="P11">&lt;&lt;</text:p>
        </text:list-item>
        <text:list-item>
          <text:p text:style-name="P16"><text:soft-page-break/><text:span text:style-name="T3">&lt;&lt;EOF</text:span><text:span text:style-name="T2"> seguito da EOF non chiuso</text:span></text:p>
        </text:list-item>
      </text:list>
      <text:p text:style-name="P2"><text:span text:style-name="T5">👉 </text:span><text:span text:style-name="T7">Output atteso:</text:span><text:span text:style-name="T6"> </text:span><text:span text:style-name="T8">blocco finché non viene chiuso, o errore se non gestito.</text:span></text:p>
      <text:p text:style-name="Horizontal_20_Line"/>
      <text:h text:style-name="P1" text:outline-level="3">🔴 <text:span text:style-name="T1">8. Variabili non definite</text:span></text:h>
      <text:list xml:id="list2204578568" text:style-name="L8">
        <text:list-item>
          <text:p text:style-name="P17"><text:span text:style-name="T3">echo $VAR_NON_DEFINITA<text:line-break/></text:span><text:span text:style-name="T2">(</text:span><text:span text:style-name="T9">non è un errore, ma importante che venga gestito restituendo stringa vuota o comportamento coerente</text:span><text:span text:style-name="T2">)</text:span></text:p>
        </text:list-item>
      </text:list>
      <text:p text:style-name="P2"><text:span text:style-name="T5">👉 </text:span><text:span text:style-name="T7">Output atteso:</text:span><text:span text:style-name="T6"> </text:span><text:span text:style-name="T8">stringa vuota o fallback definito.</text:span></text:p>
      <text:p text:style-name="Horizontal_20_Line"/>
      <text:h text:style-name="P1" text:outline-level="3">🔴 <text:span text:style-name="T1">9. Built-in con parametri sbagliati</text:span></text:h>
      <text:list xml:id="list1708603338" text:style-name="L9">
        <text:list-item>
          <text:p text:style-name="P18"><text:span text:style-name="T3">cd</text:span><text:span text:style-name="T2"> senza argomento (ok), ma </text:span><text:span text:style-name="T3">cd troppi argomenti</text:span></text:p>
        </text:list-item>
        <text:list-item>
          <text:p text:style-name="P18"><text:span text:style-name="T3">exit abc</text:span><text:span text:style-name="T2"> (non numerico)</text:span></text:p>
        </text:list-item>
        <text:list-item>
          <text:p text:style-name="P18"><text:span text:style-name="T3">export =VAR</text:span><text:span text:style-name="T2"> (chiave vuota)</text:span></text:p>
        </text:list-item>
      </text:list>
      <text:p text:style-name="P2"><text:span text:style-name="T5">👉 </text:span><text:span text:style-name="T7">Output atteso:</text:span><text:span text:style-name="T6"> </text:span><text:span text:style-name="T8">messaggi di errore coerenti con bash.</text:span></text:p>
      <text:p text:style-name="Horizontal_20_Line"/>
      <text:h text:style-name="P1" text:outline-level="3">🔴 <text:span text:style-name="T1">10. Troppi argomenti o ricorsione eccessiva</text:span></text:h>
      <text:list xml:id="list1556434487" text:style-name="L10">
        <text:list-item>
          <text:p text:style-name="P12">exit 1 2</text:p>
        </text:list-item>
        <text:list-item>
          <text:p text:style-name="P19"><text:span text:style-name="T2">Creazione di fork infiniti o chiamata ricorsiva a sé stessa (</text:span><text:span text:style-name="T3">sh -c 'sh -c "sh -c ..."'</text:span><text:span text:style-name="T2">)</text:span></text:p>
        </text:list-item>
      </text:list>
      <text:p text:style-name="P2"><text:span text:style-name="T5">👉 </text:span><text:span text:style-name="T7">Output atteso:</text:span><text:span text:style-name="T6"> </text:span><text:span text:style-name="T8">gestione del limite, errori tipo </text:span><text:span text:style-name="T4">too many arguments</text:span><text:span text:style-name="T6"> </text:span><text:span text:style-name="T8">o </text:span><text:span text:style-name="T4">resource temporarily unavailable</text:span><text:span text:style-name="T8">.</text:span></text:p>
      <text:p text:style-name="Horizontal_20_Line"/>
      <text:h text:style-name="P1" text:outline-level="3">🔴 <text:span text:style-name="T1">11. Input vuoto / solo spazi</text:span></text:h>
      <text:list xml:id="list1378144888" text:style-name="L11">
        <text:list-item>
          <text:p text:style-name="P21">Righe vuote</text:p>
        </text:list-item>
        <text:list-item>
          <text:p text:style-name="P21">Solo spazi o tabulazioni</text:p>
        </text:list-item>
        <text:list-item>
          <text:p text:style-name="P21">Invio senza comandi</text:p>
        </text:list-item>
      </text:list>
      <text:p text:style-name="P2"><text:span text:style-name="T5">👉 </text:span><text:span text:style-name="T7">Output atteso:</text:span><text:span text:style-name="T6"> </text:span><text:span text:style-name="T8">nessun output, nessun crash.</text:span></text:p>
      <text:p text:style-name="Horizontal_20_Line"/>
      <text:h text:style-name="P1" text:outline-level="3">🔴 <text:span text:style-name="T1">12. Quote non chiuse</text:span></text:h>
      <text:list xml:id="list1906478495" text:style-name="L12">
        <text:list-item>
          <text:p text:style-name="P13">echo "ciao</text:p>
        </text:list-item>
        <text:list-item>
          <text:p text:style-name="P13">echo 'prova</text:p>
        </text:list-item>
      </text:list>
      <text:p text:style-name="P2"><text:span text:style-name="T5">👉 </text:span><text:span text:style-name="T7">Output atteso:</text:span><text:span text:style-name="T6"> </text:span><text:span text:style-name="T8">attesa di chiusura oppure errore.</text:span></text:p>
      <text:p text:style-name="Horizontal_20_Line"/>
      <text:h text:style-name="P1" text:outline-level="3">🔴 <text:span text:style-name="T1">13. Comandi con escape malformato</text:span></text:h>
      <text:list xml:id="list701592775" text:style-name="L13">
        <text:list-item>
          <text:p text:style-name="P14">echo \</text:p>
        </text:list-item>
        <text:list-item>
          <text:p text:style-name="P14">ls \\</text:p>
        </text:list-item>
      </text:list>
      <text:p text:style-name="P2"><text:span text:style-name="T5">👉 </text:span><text:span text:style-name="T7">Output atteso:</text:span><text:span text:style-name="T6"> </text:span><text:span text:style-name="T8">output coerente o errore se l'escape è non valido.</text:span></text:p>
      <text:p text:style-name="Horizontal_20_Line"/>
      <text:h text:style-name="P1" text:outline-level="3">🔴 <text:span text:style-name="T1">14. Comandi interrotti (Ctrl+C, Ctrl+D)</text:span></text:h>
      <text:list xml:id="list3519208055" text:style-name="L14">
        <text:list-item>
          <text:p text:style-name="P20"><text:span text:style-name="T2">Verifica che </text:span><text:span text:style-name="T3">Ctrl+C</text:span><text:span text:style-name="T2"> non chiuda la shell, ma interrompa solo il comando corrente.</text:span></text:p>
        </text:list-item>
        <text:list-item>
          <text:p text:style-name="P20"><text:span text:style-name="T2">Verifica che </text:span><text:span text:style-name="T3">Ctrl+D</text:span><text:span text:style-name="T2"> chiuda la shell solo se a prompt vuoto.</text:span></text:p>
        </text:list-item>
      </text:list>
      <text:p text:style-name="Standard"/>
      <text:p text:style-name="Standard"/>
      <text:p text:style-name="Standard"><text:soft-page-break/></text:p>
      <text:p text:style-name="Standard"/>
      <text:h text:style-name="Heading_20_3" text:outline-level="3">✅ <text:span text:style-name="Strong_20_Emphasis">1. </text:span><text:span text:style-name="Strong_20_Emphasis"><text:span text:style-name="Source_20_Text">&gt;</text:span></text:span><text:span text:style-name="Strong_20_Emphasis"> (</text:span><text:span text:style-name="Strong_20_Emphasis"><text:span text:style-name="Source_20_Text">TK_REDIR_OUT_3</text:span></text:span><text:span text:style-name="Strong_20_Emphasis">) – Redirezione output con sovrascrittura</text:span></text:h>
      <text:list xml:id="list1160524901" text:style-name="L15">
        <text:list-item>
          <text:p text:style-name="P22">È il più semplice: apri il file con <text:span text:style-name="Source_20_Text">O_WRONLY | O_CREAT | O_TRUNC</text:span>, poi fai <text:span text:style-name="Source_20_Text">dup2(fd, 1)</text:span>.</text:p>
        </text:list-item>
        <text:list-item>
          <text:p text:style-name="P22">Se c'è già un file, lo <text:span text:style-name="Strong_20_Emphasis">sovrascrive</text:span>.</text:p>
        </text:list-item>
        <text:list-item>
          <text:p text:style-name="P22">Comportamento simile in molti comandi: <text:span text:style-name="Source_20_Text">echo</text:span>, <text:span text:style-name="Source_20_Text">cat</text:span>, ecc.</text:p>
        </text:list-item>
      </text:list>
      <text:p text:style-name="Quotations">👉 <text:span text:style-name="Strong_20_Emphasis">Implementa prima questo</text:span>, è la base anche per <text:span text:style-name="Source_20_Text">&gt;&gt;</text:span>.</text:p>
      <text:p text:style-name="Horizontal_20_Line"/>
      <text:h text:style-name="Heading_20_3" text:outline-level="3">✅ <text:span text:style-name="Strong_20_Emphasis">2. </text:span><text:span text:style-name="Strong_20_Emphasis"><text:span text:style-name="Source_20_Text">&lt;</text:span></text:span><text:span text:style-name="Strong_20_Emphasis"> (</text:span><text:span text:style-name="Strong_20_Emphasis"><text:span text:style-name="Source_20_Text">TK_REDIR_IN_2</text:span></text:span><text:span text:style-name="Strong_20_Emphasis">) – Redirezione input da file</text:span></text:h>
      <text:list xml:id="list485717479" text:style-name="L16">
        <text:list-item>
          <text:p text:style-name="P23">Apri il file con <text:span text:style-name="Source_20_Text">O_RDONLY</text:span> e fai <text:span text:style-name="Source_20_Text">dup2(fd, 0)</text:span>.</text:p>
        </text:list-item>
        <text:list-item>
          <text:p text:style-name="P23">Usato per comandi tipo <text:span text:style-name="Source_20_Text">cat &lt; input.txt</text:span>.</text:p>
        </text:list-item>
      </text:list>
      <text:p text:style-name="Quotations">💡 Assicurati che il file esista e che <text:span text:style-name="Source_20_Text">open()</text:span> non fallisca.</text:p>
      <text:p text:style-name="Horizontal_20_Line"/>
      <text:h text:style-name="Heading_20_3" text:outline-level="3">✅ <text:span text:style-name="Strong_20_Emphasis">3. </text:span><text:span text:style-name="Strong_20_Emphasis"><text:span text:style-name="Source_20_Text">&gt;&gt;</text:span></text:span><text:span text:style-name="Strong_20_Emphasis"> (</text:span><text:span text:style-name="Strong_20_Emphasis"><text:span text:style-name="Source_20_Text">TK_REDIR_APPEND_4</text:span></text:span><text:span text:style-name="Strong_20_Emphasis">) – Append su file</text:span></text:h>
      <text:list xml:id="list2891224526" text:style-name="L17">
        <text:list-item>
          <text:p text:style-name="P24">Come <text:span text:style-name="Source_20_Text">&gt;</text:span>, ma con <text:span text:style-name="Source_20_Text">O_APPEND</text:span> al posto di <text:span text:style-name="Source_20_Text">O_TRUNC</text:span>.</text:p>
        </text:list-item>
        <text:list-item>
          <text:p text:style-name="P24">Aggiunge alla fine del file invece di sovrascrivere.</text:p>
        </text:list-item>
      </text:list>
      <text:p text:style-name="Preformatted_20_Text">c</text:p>
      <text:p text:style-name="Preformatted_20_Text">CopyEdit</text:p>
      <text:p text:style-name="P4"><text:span text:style-name="Source_20_Text">open("file.txt", O_WRONLY | O_CREAT | O_APPEND, 0644);</text:span></text:p>
      <text:p text:style-name="Horizontal_20_Line"/>
      <text:h text:style-name="Heading_20_3" text:outline-level="3">🔥 <text:span text:style-name="Strong_20_Emphasis">4. </text:span><text:span text:style-name="Strong_20_Emphasis"><text:span text:style-name="Source_20_Text">&lt;&lt;</text:span></text:span><text:span text:style-name="Strong_20_Emphasis"> (</text:span><text:span text:style-name="Strong_20_Emphasis"><text:span text:style-name="Source_20_Text">TK_HEREDOC_5</text:span></text:span><text:span text:style-name="Strong_20_Emphasis">) – Heredoc</text:span></text:h>
      <text:list xml:id="list2215336175" text:style-name="L18">
        <text:list-item>
          <text:p text:style-name="P25">Il più complesso: devi <text:span text:style-name="Strong_20_Emphasis">leggere input</text:span> da utente fino a una certa keyword.</text:p>
        </text:list-item>
      </text:list>
      <text:p text:style-name="Quotations">Esempio:</text:p>
      <text:p text:style-name="Preformatted_20_Text">bash</text:p>
      <text:p text:style-name="Preformatted_20_Text">CopyEdit</text:p>
      <text:p text:style-name="P3"><text:span text:style-name="Source_20_Text">cat &lt;&lt; END</text:span></text:p>
      <text:p text:style-name="P3"><text:span text:style-name="Source_20_Text">ciao</text:span></text:p>
      <text:p text:style-name="P3"><text:span text:style-name="Source_20_Text">sono vloddo</text:span></text:p>
      <text:p text:style-name="P4"><text:span text:style-name="Source_20_Text">END</text:span></text:p>
      <text:list xml:id="list1337579406" text:style-name="L19">
        <text:list-item>
          <text:p text:style-name="P26">Devi:</text:p>
          <text:list>
            <text:list-item>
              <text:p text:style-name="P26">leggere righe da <text:span text:style-name="Source_20_Text">stdin</text:span> finché non incontri la parola <text:span text:style-name="Source_20_Text">END</text:span></text:p>
            </text:list-item>
            <text:list-item>
              <text:p text:style-name="P26">scriverle in una pipe o in un file temporaneo</text:p>
            </text:list-item>
            <text:list-item>
              <text:p text:style-name="P26">redirigere <text:span text:style-name="Source_20_Text">stdin</text:span> del comando su quella pipe/file</text:p>
            </text:list-item>
          </text:list>
        </text:list-item>
      </text:list>
      <text:p text:style-name="Quotations"><text:soft-page-break/>🔧 Di solito si implementa usando una pipe:</text:p>
      <text:p text:style-name="Preformatted_20_Text">c</text:p>
      <text:p text:style-name="Preformatted_20_Text">CopyEdit</text:p>
      <text:p text:style-name="P3"><text:span text:style-name="Source_20_Text">pipe(fd);</text:span></text:p>
      <text:p text:style-name="P3"><text:span text:style-name="Source_20_Text">write(fd[1], ...); // scrivi le righe lette</text:span></text:p>
      <text:p text:style-name="P4"><text:span text:style-name="Source_20_Text">dup2(fd[0], 0); <text:s text:c="3"/>// rimpiazza stdin</text:span></text:p>
      <text:p text:style-name="Horizontal_20_Line"/>
      <text:h text:style-name="Heading_20_3" text:outline-level="3">🚦 Consiglio pratico</text:h>
      <text:list xml:id="list3487474591" text:style-name="L20">
        <text:list-item>
          <text:p text:style-name="P27"><text:span text:style-name="Strong_20_Emphasis">Implementa prima </text:span><text:span text:style-name="Strong_20_Emphasis"><text:span text:style-name="Source_20_Text">&gt;</text:span></text:span><text:span text:style-name="Strong_20_Emphasis">, </text:span><text:span text:style-name="Strong_20_Emphasis"><text:span text:style-name="Source_20_Text">&lt;</text:span></text:span><text:span text:style-name="Strong_20_Emphasis">, </text:span><text:span text:style-name="Strong_20_Emphasis"><text:span text:style-name="Source_20_Text">&gt;&gt;</text:span></text:span>, testali bene anche con pipe (<text:span text:style-name="Source_20_Text">|</text:span>).</text:p>
        </text:list-item>
        <text:list-item>
          <text:p text:style-name="P27">Poi <text:span text:style-name="Strong_20_Emphasis">aggiungi </text:span><text:span text:style-name="Strong_20_Emphasis"><text:span text:style-name="Source_20_Text">&lt;&lt;</text:span></text:span><text:span text:style-name="Strong_20_Emphasis"> (heredoc)</text:span>, quando il parser è stabile e la gestione dei file descriptor è chiara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7:53:47.611568102</meta:creation-date>
    <dc:date>2025-06-09T19:57:15.925321544</dc:date>
    <meta:editing-duration>PT1H45M5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102" meta:word-count="640" meta:character-count="3480" meta:non-whitespace-character-count="2988"/>
  </office:meta>
</office:document-meta>
</file>